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060000007878B09D5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fad0" officeooo:paragraph-rsid="0000fad0"/>
    </style:style>
    <style:style style:name="T1" style:family="text">
      <style:text-properties officeooo:rsid="0001d57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draw:frame draw:style-name="fr2" draw:name="Объект1" text:anchor-type="char" svg:width="15.998cm" svg:height="8.999cm" draw:z-index="0"><draw:object xlink:href="./Object 1" xlink:type="simple" xlink:show="embed" xlink:actuate="onLoad"/><draw:image xlink:href="./ObjectReplacements/Object 1" xlink:type="simple" xlink:show="embed" xlink:actuate="onLoad"/></draw:frame>На массиве из 1 млрд простых числе и одном составном.</text:p>
      <text:p text:style-name="P1"><draw:frame draw:style-name="fr1" draw:name="Изображение1" text:anchor-type="char" svg:x="4.41cm" svg:y="1.563cm" svg:width="6.932cm" svg:height="3.175cm" draw:z-index="1"><draw:image xlink:href="Pictures/10000001000001060000007878B09D5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4T12:32:58.007344151</meta:creation-date>
    <dc:date>2025-02-14T15:09:14.614397696</dc:date>
    <meta:editing-duration>PT53M33S</meta:editing-duration>
    <meta:editing-cycles>3</meta:editing-cycles>
    <meta:generator>LibreOffice/24.2.7.2$Linux_X86_64 LibreOffice_project/420$Build-2</meta:generator>
    <meta:document-statistic meta:table-count="0" meta:image-count="1" meta:object-count="1" meta:page-count="1" meta:paragraph-count="1" meta:word-count="10" meta:character-count="53" meta:non-whitespace-character-count="4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legend chart:legend-position="end" svg:x="12.987cm" svg:y="4.2cm" style:legend-expansion="high" chart:style-name="ch2"/>
        <chart:plot-area chart:style-name="ch3" chart:data-source-has-labels="both" svg:x="0.319cm" svg:y="0.179cm" svg:width="12.349cm" svg:height="8.641cm">
          <chart:coordinate-region svg:x="1.046cm" svg:y="0.378cm" svg:width="10.549cm" svg:height="7.795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8087888">
                <text:p>2.808788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546759">
                <text:p>1.45467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659794">
                <text:p>0.96597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81058">
                <text:p>0.7581058</text:p>
              </table:table-cell>
            </table:table-row>
            <table:table-row>
              <table:table-cell office:value-type="string">
                <text:p>parallelstream</text:p>
              </table:table-cell>
              <table:table-cell office:value-type="float" office:value="0.36184236">
                <text:p>0.361842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